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1a1dbc" officeooo:paragraph-rsid="001a1dbc"/>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TTP Client</text:p>
      <text:p text:style-name="Standard"/>
      <text:p text:style-name="Standard"/>
      <text:p text:style-name="Standard"><text:s text:c="8"/>1)<text:span text:style-name="T1">Installation</text:span></text:p>
      <text:p text:style-name="Standard"><text:s text:c="16"/>=&gt;The HttpClient component is a low-level HTTP client with support for both PHP <text:tab/>stream wrappers and cURL.</text:p>
      <text:p text:style-name="Standard"><text:s text:c="16"/>=&gt;It provides utilities to consume APIs and supports synchronous and asynchronous <text:tab/>operations.</text:p>
      <text:p text:style-name="Standard"/>
      <text:p text:style-name="Standard"/>
      <text:p text:style-name="Standard"><text:s text:c="12"/>=&gt;You can install it with:</text:p>
      <text:p text:style-name="Standard"/>
      <text:p text:style-name="Standard"><text:s text:c="18"/><text:span text:style-name="T1"><text:s text:c="2"/>composer require symfony/http-client</text:span></text:p>
      <text:p text:style-name="Standard"/>
      <text:p text:style-name="Standard"/>
      <text:p text:style-name="Standard"><text:s text:c="4"/><text:span text:style-name="T1"><text:s/>2)Basic Usage</text:span></text:p>
      <text:p text:style-name="Standard"><text:span text:style-name="T1"/></text:p>
      <text:p text:style-name="Standard"><text:s text:c="12"/>=&gt;Use the HttpClient class to make requests. In the Symfony framework, this class is <text:tab/>available as the http_client service.</text:p>
      <text:p text:style-name="Standard"/>
      <text:p text:style-name="Standard"><text:s text:c="12"/>=&gt;This service will be autowired automatically when type-hinting for HttpClientInterface:</text:p>
      <text:p text:style-name="Standard"/>
      <text:p text:style-name="Standard"><text:s text:c="10"/><text:span text:style-name="T1"><text:s text:c="2"/>use Symfony\Contracts\HttpClient\HttpClientInterface;</text:span></text:p>
      <text:p text:style-name="Standard"/>
      <text:p text:style-name="Standard"><text:s text:c="12"/><text:span text:style-name="T1">Example</text:span></text:p>
      <text:p text:style-name="Standard"/>
      <text:p text:style-name="P2"/>
      <text:p text:style-name="Standard"><text:s text:c="12"/>use Symfony\Contracts\HttpClient\HttpClientInterface;</text:p>
      <text:p text:style-name="Standard"/>
      <text:p text:style-name="Standard"><text:s text:c="12"/>class MyAPiCall</text:p>
      <text:p text:style-name="Standard"><text:s text:c="12"/>{</text:p>
      <text:p text:style-name="Standard"><text:s text:c="16"/>private $client;</text:p>
      <text:p text:style-name="Standard"/>
      <text:p text:style-name="Standard"><text:s text:c="16"/>public function __construct(HttpClientInterface $client)</text:p>
      <text:p text:style-name="Standard"><text:s text:c="16"/>{</text:p>
      <text:p text:style-name="Standard"><text:s text:c="20"/>$this-&gt;client = $client;</text:p>
      <text:p text:style-name="Standard"><text:s text:c="16"/>}</text:p>
      <text:p text:style-name="Standard"/>
      <text:p text:style-name="Standard"><text:s text:c="16"/>public function fetchGitHubInformation(): array</text:p>
      <text:p text:style-name="Standard"><text:s text:c="16"/>{</text:p>
      <text:p text:style-name="Standard"><text:s text:c="20"/>$response = $this-&gt;client-&gt;request(</text:p>
      <text:p text:style-name="Standard"><text:s text:c="24"/>'GET',</text:p>
      <text:p text:style-name="Standard"><text:s text:c="24"/>'https://api.github.com/repos/symfony/symfony-docs'</text:p>
      <text:p text:style-name="Standard"><text:s text:c="20"/>);</text:p>
      <text:p text:style-name="Standard"/>
      <text:p text:style-name="Standard"><text:s text:c="20"/>$statusCode = $response-&gt;getStatusCode();</text:p>
      <text:p text:style-name="Standard"><text:s text:c="20"/>// $statusCode = 200</text:p>
      <text:p text:style-name="Standard"><text:s text:c="20"/>$contentType = $response-&gt;getHeaders()['content-type'][0];</text:p>
      <text:p text:style-name="Standard"><text:s text:c="20"/>// $contentType = 'application/json'</text:p>
      <text:p text:style-name="Standard"><text:s text:c="20"/>$content = $response-&gt;getContent();</text:p>
      <text:p text:style-name="Standard"><text:s text:c="20"/>// $content = '{"id":521583, "name":"symfony-docs", ...}'</text:p>
      <text:p text:style-name="Standard"><text:s text:c="20"/>$content = $response-&gt;toArray();</text:p>
      <text:p text:style-name="Standard"><text:soft-page-break/><text:s text:c="20"/>// $content = ['id' =&gt; 521583, 'name' =&gt; 'symfony-docs', ...]</text:p>
      <text:p text:style-name="Standard"/>
      <text:p text:style-name="Standard"><text:s text:c="20"/>return $content;</text:p>
      <text:p text:style-name="Standard"><text:s text:c="16"/>}</text:p>
      <text:p text:style-name="Standard"><text:s text:c="12"/>}</text:p>
      <text:p text:style-name="Standard"/>
      <text:p text:style-name="Standard"/>
      <text:p text:style-name="Standard"/>
      <text:p text:style-name="Standard"><text:s text:c="6"/>3)<text:span text:style-name="T1">Configuration</text:span></text:p>
      <text:p text:style-name="Standard"/>
      <text:p text:style-name="Standard"><text:s text:c="12"/>=&gt;The HTTP client contains many options you might need to take full control of the way <text:tab/>the request is performed, including DNS pre-resolution, SSL parameters, public key pinning, <text:tab/>etc</text:p>
      <text:p text:style-name="Standard"/>
      <text:p text:style-name="Standard"><text:s text:c="12"/>=&gt;they can be defined globally in the configuration (to apply it to all requests) and to each <text:tab/>request (which overrides any global configuration).</text:p>
      <text:p text:style-name="Standard"/>
      <text:p text:style-name="Standard"><text:s text:c="12"/>=&gt;You can configure the global options using the default_options option:</text:p>
      <text:p text:style-name="Standard"/>
      <text:p text:style-name="Standard"/>
      <text:p text:style-name="Standard"><text:s text:c="16"/><text:span text:style-name="T1">Example</text:span></text:p>
      <text:p text:style-name="Standard"/>
      <text:p text:style-name="Standard"><text:s text:c="16"/># config/packages/framework.yaml</text:p>
      <text:p text:style-name="Standard"><text:s text:c="20"/>framework:</text:p>
      <text:p text:style-name="Standard"><text:s text:c="24"/>http_client:</text:p>
      <text:p text:style-name="Standard"><text:s text:c="28"/>default_options:</text:p>
      <text:p text:style-name="Standard"><text:s text:c="32"/>max_redirects: 7</text:p>
      <text:p text:style-name="Standard"><text:s text:c="13"/>=&gt;using withOptions</text:p>
      <text:p text:style-name="Standard"/>
      <text:p text:style-name="Standard"><text:s text:c="16"/>$this-&gt;client = $client-&gt;withOptions([</text:p>
      <text:p text:style-name="Standard"><text:s text:c="20"/>'base_uri' =&gt; 'https://...',</text:p>
      <text:p text:style-name="Standard"><text:s text:c="20"/>'headers' =&gt; ['header-name' =&gt; 'header-value']</text:p>
      <text:p text:style-name="Standard"><text:s text:c="16"/>]);</text:p>
      <text:p text:style-name="Standard"/>
      <text:p text:style-name="Standard"/>
      <text:p text:style-name="Standard"><text:s text:c="16"/>options</text:p>
      <text:p text:style-name="Standard"/>
      <text:p text:style-name="Standard"><text:s text:c="16"/>Authentication</text:p>
      <text:p text:style-name="Standard"><text:s text:c="16"/>Query String Parameters</text:p>
      <text:p text:style-name="Standard"><text:s text:c="16"/>Headers</text:p>
      <text:p text:style-name="Standard"><text:s text:c="16"/>Redirects</text:p>
      <text:p text:style-name="Standard"><text:s text:c="16"/>Retry Failed Requests</text:p>
      <text:p text:style-name="Standard"><text:s text:c="16"/>HTTP Proxi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 text:c="16"/>=&gt;The HTTP client also has one configuration option called max_host_connections, this <text:tab/>option can not be overridden by a request:</text:p>
      <text:p text:style-name="Standard"/>
      <text:p text:style-name="Standard"><text:s text:c="16"/># config/packages/framework.yaml</text:p>
      <text:p text:style-name="Standard"><text:s text:c="20"/>framework:</text:p>
      <text:p text:style-name="Standard"><text:s text:c="24"/>http_client:</text:p>
      <text:p text:style-name="Standard"><text:s text:c="28"/>max_host_connections: 10</text:p>
      <text:p text:style-name="Standard"><text:s text:c="28"/># ...</text:p>
      <text:p text:style-name="Standard"/>
      <text:p text:style-name="Standard"/>
      <text:p text:style-name="Standard"><text:s text:c="4"/><text:span text:style-name="T1"><text:s text:c="4"/>4)Scoping Client</text:span></text:p>
      <text:p text:style-name="Standard"/>
      <text:p text:style-name="Standard"><text:s text:c="20"/>=&gt;It's common that some of the HTTP client options depend on the URL of the request (e.g. you must set some headers when making requests to GitHub API but not for other hosts). If that's your case, the component provides scoped clients (using ScopingHttpClient) to autoconfigure the HTTP client based on the requested URL:</text:p>
      <text:p text:style-name="Standard"/>
      <text:p text:style-name="Standard"><text:s text:c="20"/>Example</text:p>
      <text:p text:style-name="Standard"/>
      <text:p text:style-name="Standard"><text:s text:c="24"/># config/packages/framework.yaml</text:p>
      <text:p text:style-name="Standard"><text:s text:c="24"/>framework:</text:p>
      <text:p text:style-name="Standard"><text:s text:c="28"/>http_client:</text:p>
      <text:p text:style-name="Standard"><text:s text:c="32"/>scoped_clients:</text:p>
      <text:p text:style-name="Standard"><text:s text:c="36"/># only requests matching scope will use these options</text:p>
      <text:p text:style-name="Standard"><text:s text:c="36"/>github.client:</text:p>
      <text:p text:style-name="Standard"><text:s text:c="40"/>scope: 'https://api\.github\.com'</text:p>
      <text:p text:style-name="Standard"><text:s text:c="40"/>headers:</text:p>
      <text:p text:style-name="Standard"><text:s text:c="44"/>Accept: 'application/vnd.github.v3+json'</text:p>
      <text:p text:style-name="Standard"><text:s text:c="44"/>Authorization: 'token %env(GITHUB_API_TOKEN)%'</text:p>
      <text:p text:style-name="Standard"><text:s text:c="40"/># ...</text:p>
      <text:p text:style-name="Standard"/>
      <text:p text:style-name="Standard"><text:s text:c="36"/># using base_uri, relative URLs (e.g. request("GET", "/repos/symfony/symfony-docs"))</text:p>
      <text:p text:style-name="Standard"><text:s text:c="36"/># will default to these options</text:p>
      <text:p text:style-name="Standard"><text:s text:c="36"/>github.client:</text:p>
      <text:p text:style-name="Standard"><text:s text:c="40"/>base_uri: 'https://api.github.com'</text:p>
      <text:p text:style-name="Standard"><text:s text:c="40"/>headers:</text:p>
      <text:p text:style-name="Standard"><text:s text:c="44"/>Accept: 'application/vnd.github.v3+json'</text:p>
      <text:p text:style-name="Standard"><text:s text:c="44"/>Authorization: 'token %env(GITHUB_API_TOKEN)%'</text:p>
      <text:p text:style-name="Standard"><text:s text:c="40"/># ...</text:p>
      <text:p text:style-name="Standard"><text:s text:c="24"/>=&gt;You can define several scopes, so that each set of options is added only if a requested URL matches one of the regular expressions set by the scope option.</text:p>
      <text:p text:style-name="Standard"><text:s text:c="24"/>=&gt;If you use scoped clients in the Symfony framework, you must use any of the methods defined by Symfony to choose a specific service. Each client has a unique service named after its configuration.</text:p>
      <text:p text:style-name="Standard"/>
      <text:p text:style-name="Standard"><text:s text:c="24"/>=&gt;Each scoped client also defines a corresponding named autowiring alias. If you use for example Symfony\Contracts\HttpClient\HttpClientInterface $githubClient as the type and name of an argument, autowiring will inject the github.client service into your autowired classes.</text:p>
      <text:p text:style-name="Standard"/>
      <text:p text:style-name="Standard"><text:s text:c="9"/>5)Making Requests</text:p>
      <text:p text:style-name="Standard"><text:soft-page-break/></text:p>
      <text:p text:style-name="Standard"><text:s text:c="16"/>=&gt;The HTTP client provides a single request() method to perform all kinds of HTTP requests:</text:p>
      <text:p text:style-name="Standard"/>
      <text:p text:style-name="Standard"/>
      <text:p text:style-name="Standard"/>
      <text:p text:style-name="Standard"><text:s text:c="16"/>Example</text:p>
      <text:p text:style-name="Standard"><text:s text:c="20"/>$response = $client-&gt;request('GET', 'https://...');</text:p>
      <text:p text:style-name="Standard"><text:s text:c="20"/>$response = $client-&gt;request('POST', 'https://...');</text:p>
      <text:p text:style-name="Standard"><text:s text:c="20"/>$response = $client-&gt;request('PUT', 'https://...');</text:p>
      <text:p text:style-name="Standard"/>
      <text:p text:style-name="Standard"/>
      <text:p text:style-name="Standard"><text:s text:c="20"/>Also Usage</text:p>
      <text:p text:style-name="Standard"><text:s text:c="20"/>=&gt;set the header inside the resquest</text:p>
      <text:p text:style-name="Standard"/>
      <text:p text:style-name="Standard"><text:s text:c="20"/>$response = $client-&gt;request('GET', 'https://...', [</text:p>
      <text:p text:style-name="Standard"><text:s text:c="28"/>'headers' =&gt; [</text:p>
      <text:p text:style-name="Standard"><text:s text:c="32"/>'Accept' =&gt; 'application/json',</text:p>
      <text:p text:style-name="Standard"><text:s text:c="28"/>],</text:p>
      <text:p text:style-name="Standard"><text:s text:c="24"/>]);</text:p>
      <text:p text:style-name="Standard"/>
      <text:p text:style-name="Standard"/>
      <text:p text:style-name="Standard"><text:s text:c="18"/>=&gt;Responses are always asynchronous, so that the call to the method returns immediately instead of waiting to receive the response:</text:p>
      <text:p text:style-name="Standard"/>
      <text:p text:style-name="Standard"/>
      <text:p text:style-name="Standard"><text:s text:c="18"/>// code execution continues immediately; it doesn't wait to receive the response</text:p>
      <text:p text:style-name="Standard"><text:s text:c="20"/>$response = $client-&gt;request('GET', 'http://releases.ubuntu.com/18.04.2/ubuntu-18.04.2-desktop-amd64.iso');</text:p>
      <text:p text:style-name="Standard"/>
      <text:p text:style-name="Standard"><text:s text:c="20"/>// getting the response headers waits until they arrive</text:p>
      <text:p text:style-name="Standard"><text:s text:c="20"/>$contentType = $response-&gt;getHeaders()['content-type'][0];</text:p>
      <text:p text:style-name="Standard"/>
      <text:p text:style-name="Standard"><text:s text:c="20"/>// trying to get the response content will block the execution until</text:p>
      <text:p text:style-name="Standard"><text:s text:c="20"/>// the full response content is received</text:p>
      <text:p text:style-name="Standard"><text:s text:c="20"/>$content = $response-&gt;getContent();</text:p>
      <text:p text:style-name="Standard"/>
      <text:p text:style-name="Standard"/>
      <text:p text:style-name="Standard"><text:s text:c="16"/>1)Authentication</text:p>
      <text:p text:style-name="Standard"><text:s text:c="20"/>=&gt;The HTTP client supports different authentication mechanisms. They can be defined globally in the configuration (to apply it to all requests) and to each request (which overrides any global authentication):</text:p>
      <text:p text:style-name="Standard"/>
      <text:p text:style-name="Standard"><text:s text:c="20"/>Example</text:p>
      <text:p text:style-name="Standard"/>
      <text:p text:style-name="Standard"><text:s text:c="20"/># config/packages/framework.yaml</text:p>
      <text:p text:style-name="Standard"><text:s text:c="20"/>framework:</text:p>
      <text:p text:style-name="Standard"><text:s text:c="24"/>http_client:</text:p>
      <text:p text:style-name="Standard"><text:s text:c="28"/>scoped_clients:</text:p>
      <text:p text:style-name="Standard"><text:s text:c="32"/>example_api:</text:p>
      <text:p text:style-name="Standard"><text:s text:c="36"/>base_uri: 'https://example.com/'</text:p>
      <text:p text:style-name="Standard"/>
      <text:p text:style-name="Standard"><text:soft-page-break/><text:s text:c="36"/># HTTP Basic authentication</text:p>
      <text:p text:style-name="Standard"><text:s text:c="36"/>auth_basic: 'the-username:the-password'</text:p>
      <text:p text:style-name="Standard"/>
      <text:p text:style-name="Standard"><text:s text:c="36"/># HTTP Bearer authentication (also called token authentication)</text:p>
      <text:p text:style-name="Standard"><text:s text:c="36"/>auth_bearer: the-bearer-token</text:p>
      <text:p text:style-name="Standard"/>
      <text:p text:style-name="Standard"><text:s text:c="36"/># Microsoft NTLM authentication</text:p>
      <text:p text:style-name="Standard"><text:s text:c="36"/>auth_ntlm: 'the-username:the-password'</text:p>
      <text:p text:style-name="Standard"/>
      <text:p text:style-name="Standard"><text:s text:c="14"/>use</text:p>
      <text:p text:style-name="Standard"/>
      <text:p text:style-name="Standard"><text:s text:c="16"/>$response = $client-&gt;request('GET', 'https://...', [</text:p>
      <text:p text:style-name="Standard"><text:s text:c="20"/>// use a different HTTP Basic authentication only for this request</text:p>
      <text:p text:style-name="Standard"><text:s text:c="20"/>'auth_basic' =&gt; ['the-username', 'the-password'],</text:p>
      <text:p text:style-name="Standard"/>
      <text:p text:style-name="Standard"><text:s text:c="20"/>// ...</text:p>
      <text:p text:style-name="Standard"><text:s text:c="16"/>]);</text:p>
      <text:p text:style-name="Standard"/>
      <text:p text:style-name="Standard"><text:s text:c="16"/>2)Query String Parameters</text:p>
      <text:p text:style-name="Standard"/>
      <text:p text:style-name="Standard"><text:s text:c="20"/>=&gt;You can either append them manually to the requested URL, or define them as an associative array via the query option, that will be merged with the URL:</text:p>
      <text:p text:style-name="Standard"/>
      <text:p text:style-name="Standard"/>
      <text:p text:style-name="Standard"><text:s text:c="20"/>Example</text:p>
      <text:p text:style-name="Standard"/>
      <text:p text:style-name="Standard"><text:s text:c="25"/>// it makes an HTTP GET request to https://httpbin.org/get?token=...&amp;name=...</text:p>
      <text:p text:style-name="Standard"><text:s text:c="24"/>$response = $client-&gt;request('GET', 'https://httpbin.org/get', [</text:p>
      <text:p text:style-name="Standard"><text:s text:c="28"/>// these values are automatically encoded before including them in the URL</text:p>
      <text:p text:style-name="Standard"><text:s text:c="28"/>'query' =&gt; [</text:p>
      <text:p text:style-name="Standard"><text:s text:c="32"/>'token' =&gt; '...',</text:p>
      <text:p text:style-name="Standard"><text:s text:c="32"/>'name' =&gt; '...',</text:p>
      <text:p text:style-name="Standard"><text:s text:c="28"/>],</text:p>
      <text:p text:style-name="Standard"><text:s text:c="24"/>]);</text:p>
      <text:p text:style-name="Standard"/>
      <text:p text:style-name="Standard"><text:s text:c="16"/>3)Headers</text:p>
      <text:p text:style-name="Standard"/>
      <text:p text:style-name="Standard"><text:s text:c="20"/>=&gt;Use the headers option to define the default headers added to all requests:</text:p>
      <text:p text:style-name="Standard"/>
      <text:p text:style-name="Standard"><text:s text:c="20"/># config/packages/framework.yaml</text:p>
      <text:p text:style-name="Standard"><text:s text:c="24"/>framework:</text:p>
      <text:p text:style-name="Standard"><text:s text:c="28"/>http_client:</text:p>
      <text:p text:style-name="Standard"><text:s text:c="32"/>default_options:</text:p>
      <text:p text:style-name="Standard"><text:s text:c="36"/>headers:</text:p>
      <text:p text:style-name="Standard"><text:s text:c="40"/>'User-Agent': 'My Fancy App'</text:p>
      <text:p text:style-name="Standard"/>
      <text:p text:style-name="Standard"><text:s text:c="24"/>=&gt;set request also with query</text:p>
      <text:p text:style-name="Standard"/>
      <text:p text:style-name="Standard"><text:s text:c="29"/>/ / this header is only included in this request and overrides the value</text:p>
      <text:p text:style-name="Standard"><text:s text:c="32"/>// of the same header if defined globally by the HTTP client</text:p>
      <text:p text:style-name="Standard"><text:s text:c="32"/>$response = $client-&gt;request('POST', 'https://...', [</text:p>
      <text:p text:style-name="Standard"><text:s text:c="36"/>'headers' =&gt; [</text:p>
      <text:p text:style-name="Standard"><text:soft-page-break/><text:s text:c="40"/>'Content-Type' =&gt; 'text/plain',</text:p>
      <text:p text:style-name="Standard"><text:s text:c="36"/>],</text:p>
      <text:p text:style-name="Standard"><text:s text:c="32"/>]);</text:p>
      <text:p text:style-name="Standard"/>
      <text:p text:style-name="Standard"><text:s text:c="19"/>4)Uploading Data</text:p>
      <text:p text:style-name="Standard"/>
      <text:p text:style-name="Standard"><text:s text:c="24"/>=&gt;This component provides several methods for uploading data using the body option. You can use regular strings, closures, iterables and resources and they'll be processed automatically when making the requests:</text:p>
      <text:p text:style-name="Standard"/>
      <text:p text:style-name="Standard"><text:s text:c="24"/>Example</text:p>
      <text:p text:style-name="Standard"/>
      <text:p text:style-name="Standard"><text:s text:c="24"/>$response = $client-&gt;request('POST', 'https://...', [</text:p>
      <text:p text:style-name="Standard"><text:s text:c="32"/>// defining data using a regular string</text:p>
      <text:p text:style-name="Standard"><text:s text:c="32"/>'body' =&gt; 'raw data',</text:p>
      <text:p text:style-name="Standard"/>
      <text:p text:style-name="Standard"><text:s text:c="32"/>// defining data using an array of parameters</text:p>
      <text:p text:style-name="Standard"><text:s text:c="32"/>'body' =&gt; ['parameter1' =&gt; 'value1', '...'],</text:p>
      <text:p text:style-name="Standard"/>
      <text:p text:style-name="Standard"><text:s text:c="32"/>// using a closure to generate the uploaded data</text:p>
      <text:p text:style-name="Standard"><text:s text:c="32"/>'body' =&gt; function (int $size): string {</text:p>
      <text:p text:style-name="Standard"><text:s text:c="36"/>// ...</text:p>
      <text:p text:style-name="Standard"><text:s text:c="32"/>},</text:p>
      <text:p text:style-name="Standard"/>
      <text:p text:style-name="Standard"><text:s text:c="32"/>// using a resource to get the data from it</text:p>
      <text:p text:style-name="Standard"><text:s text:c="32"/>'body' =&gt; fopen('/path/to/file', 'r'),</text:p>
      <text:p text:style-name="Standard"><text:s text:c="28"/>]);</text:p>
      <text:p text:style-name="Standard"/>
      <text:p text:style-name="Standard"/>
      <text:p text:style-name="Standard"><text:s text:c="20"/>=&gt;When uploading data with the POST method, if you don't define the Content-Type HTTP header explicitly, Symfony assumes that you're uploading form data and adds the required 'Content-Type: application/x-www-form-urlencoded' header for you.</text:p>
      <text:p text:style-name="Standard"/>
      <text:p text:style-name="Standard"><text:s text:c="20"/>=&gt;When the body option is set as a closure, it will be called several times until it returns the empty string, which signals the end of the body.</text:p>
      <text:p text:style-name="Standard"/>
      <text:p text:style-name="Standard"/>
      <text:p text:style-name="Standard"><text:s text:c="20"/>=&gt;When uploading JSON payloads, use the json option instead of body.</text:p>
      <text:p text:style-name="Standard"><text:s text:c="20"/>=&gt;the given content will be JSON-encoded automatically and the request will add the Content-Type: application/json automatically too:</text:p>
      <text:p text:style-name="Standard"/>
      <text:p text:style-name="Standard"><text:s text:c="20"/>Example</text:p>
      <text:p text:style-name="Standard"/>
      <text:p text:style-name="Standard"><text:s text:c="24"/>$response = $client-&gt;request('POST', 'https://...', [</text:p>
      <text:p text:style-name="Standard"><text:s text:c="28"/>'json' =&gt; ['param1' =&gt; 'value1', '...'],</text:p>
      <text:p text:style-name="Standard"><text:s text:c="24"/>]);</text:p>
      <text:p text:style-name="Standard"/>
      <text:p text:style-name="Standard"><text:s text:c="24"/>$decodedPayload = $response-&gt;toArray();</text:p>
      <text:p text:style-name="Standard"/>
      <text:p text:style-name="Standard"/>
      <text:p text:style-name="Standard"><text:s text:c="20"/>=&gt;To submit a form with file uploads, it is your responsibility to encode the body according to the multipart/form-data content-type</text:p>
      <text:p text:style-name="Standard"><text:soft-page-break/></text:p>
      <text:p text:style-name="Standard"><text:s text:c="20"/>example</text:p>
      <text:p text:style-name="Standard"><text:s text:c="20"/>use Symfony\Component\Mime\Part\DataPart;</text:p>
      <text:p text:style-name="Standard"><text:s text:c="20"/>use Symfony\Component\Mime\Part\Multipart\FormDataPart;</text:p>
      <text:p text:style-name="Standard"/>
      <text:p text:style-name="Standard"><text:s text:c="20"/>$formFields = [</text:p>
      <text:p text:style-name="Standard"><text:s text:c="24"/>'regular_field' =&gt; 'some value',</text:p>
      <text:p text:style-name="Standard"><text:s text:c="24"/>'file_field' =&gt; DataPart::fromPath('/path/to/uploaded/file'),</text:p>
      <text:p text:style-name="Standard"><text:s text:c="20"/>];</text:p>
      <text:p text:style-name="Standard"><text:s text:c="20"/>$formData = new FormDataPart($formFields);</text:p>
      <text:p text:style-name="Standard"><text:s text:c="20"/>$client-&gt;request('POST', 'https://...', [</text:p>
      <text:p text:style-name="Standard"><text:s text:c="24"/>'headers' =&gt; $formData-&gt;getPreparedHeaders()-&gt;toArray(),</text:p>
      <text:p text:style-name="Standard"><text:s text:c="24"/>'body' =&gt; $formData-&gt;bodyToIterable(),</text:p>
      <text:p text:style-name="Standard"><text:s text:c="20"/>]);</text:p>
      <text:p text:style-name="Standard"/>
      <text:p text:style-name="Standard"><text:s text:c="20"/>Mutipledimensional arrayy</text:p>
      <text:p text:style-name="Standard"/>
      <text:p text:style-name="Standard"><text:s text:c="20"/>$formData = new FormDataPart([</text:p>
      <text:p text:style-name="Standard"><text:s text:c="24"/>'array_field' =&gt; [</text:p>
      <text:p text:style-name="Standard"><text:s text:c="28"/>'some value',</text:p>
      <text:p text:style-name="Standard"><text:s text:c="28"/>'other value',</text:p>
      <text:p text:style-name="Standard"><text:s text:c="24"/>],</text:p>
      <text:p text:style-name="Standard"><text:s text:c="20"/>]);</text:p>
      <text:p text:style-name="Standard"/>
      <text:p text:style-name="Standard"><text:s text:c="20"/>$formData-&gt;getParts();</text:p>
      <text:p text:style-name="Standard"/>
      <text:p text:style-name="Standard"><text:s text:c="20"/>=&gt;If you need to add a custom HTTP header to the upload, you can do:</text:p>
      <text:p text:style-name="Standard"/>
      <text:p text:style-name="Standard"><text:s text:c="24"/>$headers = $formData-&gt;getPreparedHeaders()-&gt;toArray();</text:p>
      <text:p text:style-name="Standard"><text:s text:c="24"/>$headers[] = 'X-Foo: bar';</text:p>
      <text:p text:style-name="Standard"/>
      <text:p text:style-name="Standard"><text:s text:c="20"/>5)Cookies</text:p>
      <text:p text:style-name="Standard"/>
      <text:p text:style-name="Standard"><text:s text:c="24"/>=&gt;The HTTP client provided by this component is stateless but handling cookies requires a stateful storage (because responses can update cookies and they must be used for subsequent requests). That's why this component doesn't handle cookies automatically.</text:p>
      <text:p text:style-name="Standard"/>
      <text:p text:style-name="Standard"><text:s text:c="24"/>=&gt;Create cookies Example</text:p>
      <text:p text:style-name="Standard"/>
      <text:p text:style-name="Standard"><text:s text:c="24"/>use Symfony\Component\HttpClient\HttpClient;</text:p>
      <text:p text:style-name="Standard"><text:s text:c="24"/>use Symfony\Component\HttpFoundation\Cookie;</text:p>
      <text:p text:style-name="Standard"/>
      <text:p text:style-name="Standard"><text:s text:c="24"/>$client = HttpClient::create([</text:p>
      <text:p text:style-name="Standard"><text:s text:c="28"/>'headers' =&gt; [</text:p>
      <text:p text:style-name="Standard"><text:s text:c="32"/>'Cookie' =&gt; new Cookie('flavor', 'chocolate', strtotime('+1 day')),</text:p>
      <text:p text:style-name="Standard"/>
      <text:p text:style-name="Standard"><text:s text:c="32"/>// you can also pass the cookie contents as a string</text:p>
      <text:p text:style-name="Standard"><text:s text:c="32"/>'Cookie' =&gt; 'flavor=chocolate; expires=Sat, 11 Feb 2023 12:18:13 GMT; Max-Age=86400; path=/'</text:p>
      <text:p text:style-name="Standard"><text:s text:c="28"/>],</text:p>
      <text:p text:style-name="Standard"><text:s text:c="24"/>]);</text:p>
      <text:p text:style-name="Standard"/>
      <text:p text:style-name="Standard"><text:soft-page-break/><text:s text:c="20"/>6)Redirects</text:p>
      <text:p text:style-name="Standard"/>
      <text:p text:style-name="Standard"><text:s text:c="24"/>=&gt;Sometimes, requests fail because of network issues or temporary server errors. Symfony's HttpClient allows to retry failed requests automatically using the retry_failed option.</text:p>
      <text:p text:style-name="Standard"><text:s text:c="24"/>=&gt;When using the HttpClient outside of a Symfony application, use the RetryableHttpClient class to wrap your original HTTP client:</text:p>
      <text:p text:style-name="Standard"/>
      <text:p text:style-name="Standard"><text:s text:c="24"/>Example</text:p>
      <text:p text:style-name="Standard"/>
      <text:p text:style-name="Standard"><text:s text:c="24"/>use Symfony\Component\HttpClient\RetryableHttpClient;</text:p>
      <text:p text:style-name="Standard"/>
      <text:p text:style-name="Standard"><text:s text:c="24"/>$client = new RetryableHttpClient(HttpClient::create());</text:p>
      <text:p text:style-name="Standard"/>
      <text:p text:style-name="Standard"><text:s text:c="21"/>7)HTTP Proxies</text:p>
      <text:p text:style-name="Standard"/>
      <text:p text:style-name="Standard"><text:s text:c="24"/>=&gt;By default, this component honors the standard environment variables that your Operating System defines to direct the HTTP traffic through your local proxy. This means there is usually nothing to configure to have the client work with proxies, provided these env vars are properly configured.</text:p>
      <text:p text:style-name="Standard"/>
      <text:p text:style-name="Standard"><text:s text:c="20"/>8)Progress Callback</text:p>
      <text:p text:style-name="Standard"/>
      <text:p text:style-name="Standard"><text:s text:c="24"/>=&gt;By providing a callable to the on_progress option, one can track uploads/downloads as they complete.</text:p>
      <text:p text:style-name="Standard"><text:s text:c="24"/>=&gt;This callback is guaranteed to be called on DNS resolution, on arrival of headers and on completion; additionally it is called when new data is uploaded or downloaded and at least once per second:</text:p>
      <text:p text:style-name="Standard"/>
      <text:p text:style-name="Standard"><text:s text:c="24"/>Example</text:p>
      <text:p text:style-name="Standard"/>
      <text:p text:style-name="Standard"><text:s text:c="24"/>response = $client-&gt;request('GET', 'https://...', [</text:p>
      <text:p text:style-name="Standard"><text:s text:c="28"/>'on_progress' =&gt; function (int $dlNow, int $dlSize, array $info): void {</text:p>
      <text:p text:style-name="Standard"><text:s text:c="32"/>// $dlNow is the number of bytes downloaded so far</text:p>
      <text:p text:style-name="Standard"><text:s text:c="32"/>// $dlSize is the total size to be downloaded or -1 if it is unknown</text:p>
      <text:p text:style-name="Standard"><text:s text:c="32"/>// $info is what $response-&gt;getInfo() would return at this very time</text:p>
      <text:p text:style-name="Standard"><text:s text:c="28"/>},</text:p>
      <text:p text:style-name="Standard"><text:s text:c="24"/>]);</text:p>
      <text:p text:style-name="Standard"><text:s text:c="20"/>9)HTTPS Certificates</text:p>
      <text:p text:style-name="Standard"/>
      <text:p text:style-name="Standard"><text:s text:c="28"/>=&gt;HttpClient uses the system's certificate store to validate SSL certificates (while browsers use their own stores). When using self-signed certificates during development, it's recommended to create your own certificate authority (CA) and add it to your system's store.</text:p>
      <text:p text:style-name="Standard"/>
      <text:p text:style-name="Standard"><text:s text:c="20"/>10)SSRF (Server-side request forgery) Handling</text:p>
      <text:p text:style-name="Standard"/>
      <text:p text:style-name="Standard"><text:s text:c="28"/>=&gt;SSRF allows an attacker to induce the backend application to make HTTP requests to an arbitrary domain. These attacks can also target the internal hosts and IPs of the attacked server.</text:p>
      <text:p text:style-name="Standard"><text:s text:c="28"/>=&gt;f you use an HttpClient together with user-provided URIs, it is probably a good idea to decorate it with a NoPrivateNetworkHttpClient. This will ensure local networks are made inaccessible to the HTTP client:</text:p>
      <text:p text:style-name="Standard"/>
      <text:p text:style-name="Standard"><text:soft-page-break/></text:p>
      <text:p text:style-name="Standard"/>
      <text:p text:style-name="Standard"><text:s text:c="28"/>Example</text:p>
      <text:p text:style-name="Standard"/>
      <text:p text:style-name="Standard"><text:s text:c="28"/>use Symfony\Component\HttpClient\HttpClient;</text:p>
      <text:p text:style-name="Standard"><text:s text:c="28"/>use Symfony\Component\HttpClient\NoPrivateNetworkHttpClient;</text:p>
      <text:p text:style-name="Standard"/>
      <text:p text:style-name="Standard"><text:s text:c="28"/>$client = new NoPrivateNetworkHttpClient(HttpClient::create());</text:p>
      <text:p text:style-name="Standard"><text:s text:c="28"/>// nothing changes when requesting public networks</text:p>
      <text:p text:style-name="Standard"><text:s text:c="28"/>$client-&gt;request('GET', 'https://example.com/');</text:p>
      <text:p text:style-name="Standard"/>
      <text:p text:style-name="Standard"><text:s text:c="28"/>// however, all requests to private networks are now blocked by default</text:p>
      <text:p text:style-name="Standard"><text:s text:c="28"/>$client-&gt;request('GET', 'http://localhost/');</text:p>
      <text:p text:style-name="Standard"/>
      <text:p text:style-name="Standard"><text:s text:c="28"/>// the second optional argument defines the networks to block</text:p>
      <text:p text:style-name="Standard"><text:s text:c="28"/>// in this example, requests from 104.26.14.0 to 104.26.15.255 will result in an exception</text:p>
      <text:p text:style-name="Standard"><text:s text:c="28"/>// but all the other requests, including other internal networks, will be allowed</text:p>
      <text:p text:style-name="Standard"><text:s text:c="28"/>$client = new NoPrivateNetworkHttpClient(HttpClient::create(), ['104.26.14.0/23']);</text:p>
      <text:p text:style-name="Standard"/>
      <text:p text:style-name="Standard"><text:s text:c="24"/>11)Profiling</text:p>
      <text:p text:style-name="Standard"/>
      <text:p text:style-name="Standard"><text:s text:c="32"/>=&gt;when you are using the TraceableHttpClient, responses content will be kept in memory and may exhaust it.</text:p>
      <text:p text:style-name="Standard"><text:s text:c="32"/>=&gt;This setting won’t affect other clients.</text:p>
      <text:p text:style-name="Standard"/>
      <text:p text:style-name="Standard"><text:s text:c="36"/>$response = $client-&gt;request('GET', 'https://...', [</text:p>
      <text:p text:style-name="Standard"><text:s text:c="40"/>'extra' =&gt; ['trace_content' =&gt; false],</text:p>
      <text:p text:style-name="Standard"><text:s text:c="36"/>]);</text:p>
      <text:p text:style-name="Standard"/>
      <text:p text:style-name="Standard"><text:s text:c="10"/>6)Performance</text:p>
      <text:p text:style-name="Standard"/>
      <text:p text:style-name="Standard"/>
      <text:p text:style-name="Standard"><text:s text:c="16"/>=&gt;The component is built for maximum HTTP performance. By design, it is compatible with HTTP/2 and with doing concurrent asynchronous streamed and multiplexed requests/responses</text:p>
      <text:p text:style-name="Standard"/>
      <text:p text:style-name="Standard"><text:s text:c="16"/>=&gt;To leverage all these design benefits, the cURL extension is needed.</text:p>
      <text:p text:style-name="Standard"/>
      <text:p text:style-name="Standard"><text:s text:c="12"/>1)Enabling cURL Support</text:p>
      <text:p text:style-name="Standard"/>
      <text:p text:style-name="Standard"><text:s text:c="16"/>=&gt;This component supports both the native PHP streams and cURL to make the HTTP requests. Although both are interchangeable and provide the same features, including concurrent requests, HTTP/2 is only supported when using cURL.</text:p>
      <text:p text:style-name="Standard"/>
      <text:p text:style-name="Standard"><text:s text:c="16"/>Example</text:p>
      <text:p text:style-name="Standard"><text:s text:c="16"/>use Symfony\Component\HttpClient\CurlHttpClient;</text:p>
      <text:p text:style-name="Standard"><text:s text:c="16"/>use Symfony\Component\HttpClient\NativeHttpClient;</text:p>
      <text:p text:style-name="Standard"/>
      <text:p text:style-name="Standard"/>
      <text:p text:style-name="Standard"><text:s text:c="16"/>// uses native PHP streams</text:p>
      <text:p text:style-name="Standard"><text:s text:c="16"/>$client = new NativeHttpClient();</text:p>
      <text:p text:style-name="Standard"><text:soft-page-break/></text:p>
      <text:p text:style-name="Standard"><text:s text:c="16"/>// uses the cURL PHP extension</text:p>
      <text:p text:style-name="Standard"><text:s text:c="16"/>$client = new CurlHttpClient();</text:p>
      <text:p text:style-name="Standard"/>
      <text:p text:style-name="Standard"><text:s text:c="12"/>2)Configuring CurlHttpClient Options</text:p>
      <text:p text:style-name="Standard"/>
      <text:p text:style-name="Standard"><text:s text:c="12"/>=&gt;PHP allows to configure lots of cURL options via the curl_setopt function. In order to make the component more portable when not using cURL, the CurlHttpClient only uses some of those options (and they are ignored in the rest of clients).</text:p>
      <text:p text:style-name="Standard"/>
      <text:p text:style-name="Standard"><text:s text:c="12"/>=&gt;Add an extra.curl option in your configuration to pass those extra options:</text:p>
      <text:p text:style-name="Standard"/>
      <text:p text:style-name="Standard"><text:s text:c="12"/>Example</text:p>
      <text:p text:style-name="Standard"/>
      <text:p text:style-name="Standard"><text:s text:c="12"/>use Symfony\Component\HttpClient\CurlHttpClient;</text:p>
      <text:p text:style-name="Standard"/>
      <text:p text:style-name="Standard"><text:s text:c="16"/>$client = new CurlHttpClient();</text:p>
      <text:p text:style-name="Standard"/>
      <text:p text:style-name="Standard"><text:s text:c="16"/>$client-&gt;request('POST', 'https://...', [</text:p>
      <text:p text:style-name="Standard"><text:s text:c="20"/>// ...</text:p>
      <text:p text:style-name="Standard"><text:s text:c="20"/>'extra' =&gt; [</text:p>
      <text:p text:style-name="Standard"><text:s text:c="24"/>'curl' =&gt; [</text:p>
      <text:p text:style-name="Standard"><text:s text:c="28"/>CURLOPT_IPRESOLVE =&gt; CURL_IPRESOLVE_V6,</text:p>
      <text:p text:style-name="Standard"><text:s text:c="24"/>],</text:p>
      <text:p text:style-name="Standard"><text:s text:c="20"/>],</text:p>
      <text:p text:style-name="Standard"><text:s text:c="16"/>]);</text:p>
      <text:p text:style-name="Standard"/>
      <text:p text:style-name="Standard"><text:s text:c="16"/>3)HTTP Compression</text:p>
      <text:p text:style-name="Standard"/>
      <text:p text:style-name="Standard"><text:s text:c="20"/>=&gt;The HTTP header Accept-Encoding: gzip is added automatically if:</text:p>
      <text:p text:style-name="Standard"><text:s text:c="20"/>=&gt;When using cURL client: cURL was compiled with ZLib support (see php --ri curl)</text:p>
      <text:p text:style-name="Standard"/>
      <text:p text:style-name="Standard"><text:s text:c="16"/>4)HTTP/2 Support</text:p>
      <text:p text:style-name="Standard"/>
      <text:p text:style-name="Standard"/>
      <text:p text:style-name="Standard"><text:s text:c="20"/>=&gt;When requesting an https URL, HTTP/2 is enabled by default if one of the following tools is installed:</text:p>
      <text:p text:style-name="Standard"/>
      <text:p text:style-name="Standard"/>
      <text:p text:style-name="Standard"/>
      <text:p text:style-name="Standard"><text:s text:c="8"/>7)Processing Responses</text:p>
      <text:p text:style-name="Standard"/>
      <text:p text:style-name="Standard"><text:s text:c="16"/>=&gt;The response returned by all HTTP clients is an object of type ResponseInterface which</text:p>
      <text:p text:style-name="Standard"/>
      <text:p text:style-name="Standard"><text:s text:c="20"/>$response = $client-&gt;request('GET', 'https://...');</text:p>
      <text:p text:style-name="Standard"/>
      <text:p text:style-name="Standard"><text:s text:c="20"/>// gets the HTTP status code of the response</text:p>
      <text:p text:style-name="Standard"><text:s text:c="20"/>$statusCode = $response-&gt;getStatusCode();</text:p>
      <text:p text:style-name="Standard"/>
      <text:p text:style-name="Standard"><text:s text:c="20"/>// gets the HTTP headers as string[][] with the header names lower-cased</text:p>
      <text:p text:style-name="Standard"><text:s text:c="20"/>$headers = $response-&gt;getHeaders();</text:p>
      <text:p text:style-name="Standard"><text:soft-page-break/></text:p>
      <text:p text:style-name="Standard"/>
      <text:p text:style-name="Standard"><text:s text:c="20"/>// gets the response body as a string</text:p>
      <text:p text:style-name="Standard"><text:s text:c="20"/>$content = $response-&gt;getContent();</text:p>
      <text:p text:style-name="Standard"/>
      <text:p text:style-name="Standard"/>
      <text:p text:style-name="Standard"><text:s text:c="20"/>// casts the response JSON content to a PHP array</text:p>
      <text:p text:style-name="Standard"><text:s text:c="20"/>$content = $response-&gt;toArray();</text:p>
      <text:p text:style-name="Standard"/>
      <text:p text:style-name="Standard"/>
      <text:p text:style-name="Standard"><text:s text:c="20"/>// casts the response content to a PHP stream resource</text:p>
      <text:p text:style-name="Standard"><text:s text:c="20"/>$content = $response-&gt;toStream();</text:p>
      <text:p text:style-name="Standard"/>
      <text:p text:style-name="Standard"><text:s text:c="20"/>// cancels the request/response</text:p>
      <text:p text:style-name="Standard"><text:s text:c="20"/>$response-&gt;cancel();</text:p>
      <text:p text:style-name="Standard"/>
      <text:p text:style-name="Standard"><text:s text:c="20"/>/ returns info coming from the transport layer, such as "response_headers",</text:p>
      <text:p text:style-name="Standard"><text:s text:c="20"/>// "redirect_count", "start_time", "redirect_url", etc.</text:p>
      <text:p text:style-name="Standard"><text:s text:c="20"/>$httpInfo = $response-&gt;getInfo();</text:p>
      <text:p text:style-name="Standard"/>
      <text:p text:style-name="Standard"><text:s text:c="20"/>// you can get individual info too</text:p>
      <text:p text:style-name="Standard"><text:s text:c="20"/>$startTime = $response-&gt;getInfo('start_time');</text:p>
      <text:p text:style-name="Standard"><text:s text:c="20"/>// e.g. this returns the final response URL (resolving redirections if needed)</text:p>
      <text:p text:style-name="Standard"><text:s text:c="20"/>$url = $response-&gt;getInfo('url');</text:p>
      <text:p text:style-name="Standard"/>
      <text:p text:style-name="Standard"><text:s text:c="20"/>// returns detailed logs about the requests and responses of the HTTP transaction</text:p>
      <text:p text:style-name="Standard"><text:s text:c="20"/>$httpLogs = $response-&gt;getInfo('debug');</text:p>
      <text:p text:style-name="Standard"/>
      <text:p text:style-name="Standard"/>
      <text:p text:style-name="Standard"/>
      <text:p text:style-name="Standard"><text:s text:c="20"/>=&gt;$response-&gt;getInfo() is non-blocking: it returns live information about the response. Some of them might not be known yet (e.g. http_code) when you'll call it.</text:p>
      <text:p text:style-name="Standard"/>
      <text:p text:style-name="Standard"/>
      <text:p text:style-name="Standard"><text:s text:c="20"/>1)Streaming Responses</text:p>
      <text:p text:style-name="Standard"/>
      <text:p text:style-name="Standard"><text:s text:c="24"/>=&gt;Call the stream() method of the HTTP client to get chunks of the response sequentially instead of waiting for the entire response:</text:p>
      <text:p text:style-name="Standard"/>
      <text:p text:style-name="Standard"><text:s text:c="24"/>Example</text:p>
      <text:p text:style-name="Standard"><text:s text:c="24"/>$url = 'https://releases.ubuntu.com/18.04.1/ubuntu-18.04.1-desktop-amd64.iso';</text:p>
      <text:p text:style-name="Standard"><text:s text:c="24"/>$response = $client-&gt;request('GET', $url);</text:p>
      <text:p text:style-name="Standard"/>
      <text:p text:style-name="Standard"><text:s text:c="24"/>// Responses are lazy: this code is executed as soon as headers are received</text:p>
      <text:p text:style-name="Standard"><text:s text:c="24"/>if (200 !== $response-&gt;getStatusCode()) {</text:p>
      <text:p text:style-name="Standard"><text:s text:c="28"/>throw new \Exception('...');</text:p>
      <text:p text:style-name="Standard"><text:s text:c="24"/>}</text:p>
      <text:p text:style-name="Standard"/>
      <text:p text:style-name="Standard"><text:s text:c="24"/>// get the response content in chunks and save them in a file</text:p>
      <text:p text:style-name="Standard"><text:s text:c="24"/>// response chunks implement Symfony\Contracts\HttpClient\ChunkInterface</text:p>
      <text:p text:style-name="Standard"><text:s text:c="24"/>$fileHandler = fopen('/ubuntu.iso', 'w');</text:p>
      <text:p text:style-name="Standard"><text:s text:c="24"/>foreach ($client-&gt;stream($response) as $chunk) {</text:p>
      <text:p text:style-name="Standard"><text:soft-page-break/><text:s text:c="28"/>fwrite($fileHandler, $chunk-&gt;getContent());</text:p>
      <text:p text:style-name="Standard"><text:s text:c="24"/>}</text:p>
      <text:p text:style-name="Standard"/>
      <text:p text:style-name="Standard"><text:s text:c="21"/>2)Canceling Responses</text:p>
      <text:p text:style-name="Standard"/>
      <text:p text:style-name="Standard"/>
      <text:p text:style-name="Standard"><text:s text:c="21"/>=&gt;To abort a request (e.g. because it didn't complete in due time, or you want to fetch only the first bytes of the response, etc.), you can either use the cancel() method of ResponseInterface:</text:p>
      <text:p text:style-name="Standard"/>
      <text:p text:style-name="Standard"><text:s text:c="21"/>$response-&gt;cancel();</text:p>
      <text:p text:style-name="Standard"/>
      <text:p text:style-name="Standard"><text:s text:c="21"/>=&gt;In case the response was canceled using $response-&gt;cancel(), $response-&gt;getInfo('canceled') will return true.</text:p>
      <text:p text:style-name="Standard"/>
      <text:p text:style-name="Standard"/>
      <text:p text:style-name="Standard"><text:s text:c="21"/>3)Handling Exceptions</text:p>
      <text:p text:style-name="Standard"/>
      <text:p text:style-name="Standard"><text:s text:c="28"/>=&gt;There are three types of exceptions, all of which implement the ExceptionInterface:</text:p>
      <text:p text:style-name="Standard"/>
      <text:p text:style-name="Standard"><text:s text:c="32"/>=&gt;Exceptions implementing the HttpExceptionInterface are thrown when your code does not handle the status codes in the 300-599 range.</text:p>
      <text:p text:style-name="Standard"><text:s text:c="32"/>=&gt;Exceptions implementing the TransportExceptionInterface are thrown when a lower level issue occurs.</text:p>
      <text:p text:style-name="Standard"><text:s text:c="32"/>=&gt;Exceptions implementing the DecodingExceptionInterface are thrown when a content-type cannot be decoded to the expected representation.</text:p>
      <text:p text:style-name="Standard"/>
      <text:p text:style-name="Standard"><text:s text:c="28"/>=&gt;To opt-out from this exception and deal with 300-599 status codes on your own, pass false as the optional argument to every call of those methods, e.g. $response-&gt;getHeaders(false);.</text:p>
      <text:p text:style-name="Standard"><text:s text:c="28"/>=&gt;Calling $response-&gt;getStatusCode() is enough to disable this behavior (but then don't miss checking the status code yourself).</text:p>
      <text:p text:style-name="Standard"/>
      <text:p text:style-name="Standard"/>
      <text:p text:style-name="Standard"><text:s text:c="28"/>Example</text:p>
      <text:p text:style-name="Standard"/>
      <text:p text:style-name="Standard"><text:s text:c="32"/>// This line will trigger the destructor of all responses stored in the array;</text:p>
      <text:p text:style-name="Standard"><text:s text:c="32"/>// they will complete concurrently and an exception will be thrown in case a</text:p>
      <text:p text:style-name="Standard"><text:s text:c="32"/>// status code in the 300-599 range is returned</text:p>
      <text:p text:style-name="Standard"><text:s text:c="32"/>unset($responses);</text:p>
      <text:p text:style-name="Standard"/>
      <text:p text:style-name="Standard"><text:s text:c="16"/>8)Concurrent Requests</text:p>
      <text:p text:style-name="Standard"/>
      <text:p text:style-name="Standard"/>
      <text:p text:style-name="Standard"><text:s text:c="20"/>=&gt;Thanks to responses being lazy, requests are always managed concurrently. On a fast enough network, the following code makes 379 requests in less than half a second when cURL is used:</text:p>
      <text:p text:style-name="Standard"/>
      <text:p text:style-name="Standard"><text:s text:c="20"/>Example</text:p>
      <text:p text:style-name="Standard"/>
      <text:p text:style-name="Standard"><text:s text:c="20"/>$responses = [];</text:p>
      <text:p text:style-name="Standard"><text:soft-page-break/><text:s text:c="20"/>for ($i = 0; $i &lt; 379; ++$i) {</text:p>
      <text:p text:style-name="Standard"><text:s text:c="24"/>$uri = "https://http2.akamai.com/demo/tile-$i.png";</text:p>
      <text:p text:style-name="Standard"><text:s text:c="24"/>$responses[] = $client-&gt;request('GET', $uri);</text:p>
      <text:p text:style-name="Standard"><text:s text:c="20"/>}</text:p>
      <text:p text:style-name="Standard"/>
      <text:p text:style-name="Standard"><text:s text:c="20"/>foreach ($responses as $response) {</text:p>
      <text:p text:style-name="Standard"><text:s text:c="24"/>$content = $response-&gt;getContent();</text:p>
      <text:p text:style-name="Standard"><text:s text:c="24"/>// ...</text:p>
      <text:p text:style-name="Standard"><text:s text:c="20"/>}</text:p>
      <text:p text:style-name="Standard"/>
      <text:p text:style-name="Standard"><text:s text:c="20"/>1)Multiplexing Responses</text:p>
      <text:p text:style-name="Standard"/>
      <text:p text:style-name="Standard"><text:s text:c="24"/>=&gt;In order to do so, the stream() method of HTTP clients accepts a list of responses to monitor. As mentioned previously, this method yields response chunks as they arrive from the network. By replacing the "foreach" in the snippet with this one, the code becomes fully async:</text:p>
      <text:p text:style-name="Standard"><text:s text:c="24"/>Example</text:p>
      <text:p text:style-name="Standard"/>
      <text:p text:style-name="Standard"><text:s text:c="24"/>foreach ($client-&gt;stream($responses) as $response =&gt; $chunk) {</text:p>
      <text:p text:style-name="Standard"><text:s text:c="24"/>if ($chunk-&gt;isFirst()) {</text:p>
      <text:p text:style-name="Standard"><text:s text:c="28"/>// headers of $response just arrived</text:p>
      <text:p text:style-name="Standard"><text:s text:c="28"/>// $response-&gt;getHeaders() is now a non-blocking call</text:p>
      <text:p text:style-name="Standard"><text:s text:c="24"/>} elseif ($chunk-&gt;isLast()) {</text:p>
      <text:p text:style-name="Standard"><text:s text:c="28"/>// the full content of $response just completed</text:p>
      <text:p text:style-name="Standard"><text:s text:c="28"/>// $response-&gt;getContent() is now a non-blocking call</text:p>
      <text:p text:style-name="Standard"><text:s text:c="24"/>} else {</text:p>
      <text:p text:style-name="Standard"><text:s text:c="28"/>// $chunk-&gt;getContent() will return a piece</text:p>
      <text:p text:style-name="Standard"><text:s text:c="28"/>// of the response body that just arrived</text:p>
      <text:p text:style-name="Standard"><text:s text:c="24"/>}</text:p>
      <text:p text:style-name="Standard"><text:s text:c="20"/>}</text:p>
      <text:p text:style-name="Standard"/>
      <text:p text:style-name="Standard"><text:s text:c="20"/>2)Dealing with Network Timeouts</text:p>
      <text:p text:style-name="Standard"/>
      <text:p text:style-name="Standard"><text:s text:c="24"/>=&gt;This component allows dealing with both request and response timeouts.</text:p>
      <text:p text:style-name="Standard"><text:s text:c="24"/>=&gt;A timeout can happen when e.g. DNS resolution takes too much time, when the TCP connection cannot be opened in the given time budget, or when the response content pauses for too long. This can be configured with the timeout request option:</text:p>
      <text:p text:style-name="Standard"/>
      <text:p text:style-name="Standard"><text:s text:c="24"/>Example</text:p>
      <text:p text:style-name="Standard"/>
      <text:p text:style-name="Standard"><text:s text:c="24"/>$response = $client-&gt;request('GET', 'https://...', ['timeout' =&gt; 2.5]);</text:p>
      <text:p text:style-name="Standard"/>
      <text:p text:style-name="Standard"/>
      <text:p text:style-name="Standard"><text:s text:c="24"/>=&gt;The default_socket_timeout PHP ini setting is used if the option is not set.</text:p>
      <text:p text:style-name="Standard"/>
      <text:p text:style-name="Standard"/>
      <text:p text:style-name="Standard"><text:s text:c="21"/>3)Dealing with Network Errors</text:p>
      <text:p text:style-name="Standard"/>
      <text:p text:style-name="Standard"><text:s text:c="24"/>=&gt;Network errors (broken pipe, failed DNS resolution, etc.) are thrown as instances of TransportExceptionInterface.</text:p>
      <text:p text:style-name="Standard"/>
      <text:p text:style-name="Standard"/>
      <text:p text:style-name="Standard"><text:s text:c="12"/>9)Caching Requests and Responses</text:p>
      <text:p text:style-name="Standard"><text:soft-page-break/></text:p>
      <text:p text:style-name="Standard"><text:s text:c="16"/>=&gt;This component provides a CachingHttpClient decorator that allows caching responses and serving them from the local storage for next requests.</text:p>
      <text:p text:style-name="Standard"><text:s text:c="16"/>=&gt;The implementation leverages the HttpCache class under the hood so that the HttpKernel component needs to be installed in your application:</text:p>
      <text:p text:style-name="Standard"/>
      <text:p text:style-name="Standard"><text:s text:c="16"/>Example</text:p>
      <text:p text:style-name="Standard"/>
      <text:p text:style-name="Standard"><text:s text:c="16"/>use Symfony\Component\HttpClient\CachingHttpClient;</text:p>
      <text:p text:style-name="Standard"><text:s text:c="16"/>use Symfony\Component\HttpClient\HttpClient;</text:p>
      <text:p text:style-name="Standard"><text:s text:c="16"/>use Symfony\Component\HttpKernel\HttpCache\Store;</text:p>
      <text:p text:style-name="Standard"/>
      <text:p text:style-name="Standard"><text:s text:c="16"/>$store = new Store('/path/to/cache/storage/');</text:p>
      <text:p text:style-name="Standard"><text:s text:c="16"/>$client = HttpClient::create();</text:p>
      <text:p text:style-name="Standard"><text:s text:c="16"/>$client = new CachingHttpClient($client, $store);</text:p>
      <text:p text:style-name="Standard"/>
      <text:p text:style-name="Standard"><text:s text:c="16"/>// this won't hit the network if the resource is already in the cache</text:p>
      <text:p text:style-name="Standard"><text:s text:c="16"/>$response = $client-&gt;request('GET', 'https://example.com/cacheable-resource');</text:p>
      <text:p text:style-name="Standard"/>
      <text:p text:style-name="Standard"><text:s text:c="10"/>10)Consuming Server-Sent Events</text:p>
      <text:p text:style-name="Standard"/>
      <text:p text:style-name="Standard"><text:s text:c="16"/>=&gt;Server-sent events is an Internet standard used to push data to web pages.</text:p>
      <text:p text:style-name="Standard"/>
      <text:p text:style-name="Standard"><text:s text:c="10"/>11)Interoperability</text:p>
      <text:p text:style-name="Standard"><text:s text:c="16"/>=&gt;The component is interoperable with four different abstractions for HTTP clients: Symfony Contracts, PSR-18, HTTPlug v1/v2 and native PHP streams.</text:p>
      <text:p text:style-name="Standard"/>
      <text:p text:style-name="Standard"><text:s text:c="16"/>1)Symfony Contracts</text:p>
      <text:p text:style-name="Standard"/>
      <text:p text:style-name="Standard"><text:s text:c="20"/>=&gt;The interfaces found in the symfony/http-client-contracts package define the primary abstractions implemented by the component.</text:p>
      <text:p text:style-name="Standard"/>
      <text:p text:style-name="Standard"><text:s text:c="20"/>=&gt;Its entry point is the HttpClientInterface. That's the interface you need to code against when a client is needed:</text:p>
      <text:p text:style-name="Standard"/>
      <text:p text:style-name="Standard"/>
      <text:p text:style-name="Standard"><text:s text:c="20"/>use Symfony\Contracts\HttpClient\HttpClientInterface;</text:p>
      <text:p text:style-name="Standard"/>
      <text:p text:style-name="Standard"/>
      <text:p text:style-name="Standard"><text:s text:c="20"/>Example</text:p>
      <text:p text:style-name="Standard"/>
      <text:p text:style-name="Standard"><text:s text:c="20"/>use Symfony\Contracts\HttpClient\HttpClientInterface;</text:p>
      <text:p text:style-name="Standard"/>
      <text:p text:style-name="Standard"><text:s text:c="24"/>class MyApiLayer</text:p>
      <text:p text:style-name="Standard"><text:s text:c="24"/>{</text:p>
      <text:p text:style-name="Standard"><text:s text:c="28"/>private $client;</text:p>
      <text:p text:style-name="Standard"/>
      <text:p text:style-name="Standard"><text:s text:c="28"/>public function __construct(HttpClientInterface $client)</text:p>
      <text:p text:style-name="Standard"><text:s text:c="28"/>{</text:p>
      <text:p text:style-name="Standard"><text:s text:c="32"/>$this-&gt;client = $client;</text:p>
      <text:p text:style-name="Standard"><text:s text:c="28"/>}</text:p>
      <text:p text:style-name="Standard"/>
      <text:p text:style-name="Standard"><text:soft-page-break/><text:s text:c="28"/>// [...]</text:p>
      <text:p text:style-name="Standard"><text:s text:c="24"/>}</text:p>
      <text:p text:style-name="Standard"/>
      <text:p text:style-name="Standard"><text:s text:c="21"/>2)PSR-18 and PSR-17</text:p>
      <text:p text:style-name="Standard"/>
      <text:p text:style-name="Standard"><text:s text:c="24"/>=&gt;This component implements the PSR-18 (HTTP Client) specifications via the Psr18Client class, which is an adapter to turn a Symfony HttpClientInterface into a PSR-18 ClientInterface</text:p>
      <text:p text:style-name="Standard"/>
      <text:p text:style-name="Standard"><text:s text:c="24"/>=&gt;To use it, you need the psr/http-client package and a PSR-17 implementation:</text:p>
      <text:p text:style-name="Standard"/>
      <text:p text:style-name="Standard"><text:s text:c="24"/>psr-18</text:p>
      <text:p text:style-name="Standard"><text:s text:c="24"/>composer require psr/http-client</text:p>
      <text:p text:style-name="Standard"/>
      <text:p text:style-name="Standard"/>
      <text:p text:style-name="Standard"><text:s text:c="24"/>Example</text:p>
      <text:p text:style-name="Standard"/>
      <text:p text:style-name="Standard"><text:s text:c="24"/>use Psr\Http\Client\ClientInterface;</text:p>
      <text:p text:style-name="Standard"/>
      <text:p text:style-name="Standard"><text:s text:c="24"/>class Symfony</text:p>
      <text:p text:style-name="Standard"><text:s text:c="24"/>{</text:p>
      <text:p text:style-name="Standard"><text:s text:c="28"/>private $client;</text:p>
      <text:p text:style-name="Standard"/>
      <text:p text:style-name="Standard"><text:s text:c="28"/>public function __construct(ClientInterface $client)</text:p>
      <text:p text:style-name="Standard"><text:s text:c="28"/>{</text:p>
      <text:p text:style-name="Standard"><text:s text:c="32"/>$this-&gt;client = $client;</text:p>
      <text:p text:style-name="Standard"><text:s text:c="28"/>}</text:p>
      <text:p text:style-name="Standard"/>
      <text:p text:style-name="Standard"><text:s text:c="28"/>public function getAvailableVersions(): array</text:p>
      <text:p text:style-name="Standard"><text:s text:c="28"/>{</text:p>
      <text:p text:style-name="Standard"><text:s text:c="32"/>$request = $this-&gt;client-&gt;createRequest('GET', 'https://symfony.com/versions.json');</text:p>
      <text:p text:style-name="Standard"><text:s text:c="32"/>$response = $this-&gt;client-&gt;sendRequest($request);</text:p>
      <text:p text:style-name="Standard"/>
      <text:p text:style-name="Standard"><text:s text:c="32"/>return json_decode($response-&gt;getBody()-&gt;getContents(), true);</text:p>
      <text:p text:style-name="Standard"><text:s text:c="28"/>}</text:p>
      <text:p text:style-name="Standard"><text:s text:c="24"/>}</text:p>
      <text:p text:style-name="Standard"><text:s text:c="24"/>composer require nyholm/psr7</text:p>
      <text:p text:style-name="Standard"/>
      <text:p text:style-name="Standard"/>
      <text:p text:style-name="Standard"><text:s text:c="24"/>With option</text:p>
      <text:p text:style-name="Standard"><text:s text:c="24"/>use Symfony\Component\HttpClient\Psr18Client;</text:p>
      <text:p text:style-name="Standard"/>
      <text:p text:style-name="Standard"><text:s text:c="24"/>$client = (new Psr18Client())</text:p>
      <text:p text:style-name="Standard"><text:s text:c="28"/>-&gt;withOptions([</text:p>
      <text:p text:style-name="Standard"><text:s text:c="32"/>'base_uri' =&gt; 'https://symfony.com',</text:p>
      <text:p text:style-name="Standard"><text:s text:c="32"/>'headers' =&gt; [</text:p>
      <text:p text:style-name="Standard"><text:s text:c="36"/>'Accept' =&gt; 'application/json',</text:p>
      <text:p text:style-name="Standard"><text:s text:c="32"/>],</text:p>
      <text:p text:style-name="Standard"><text:s text:c="28"/>]);</text:p>
      <text:p text:style-name="Standard"/>
      <text:p text:style-name="Standard"><text:s text:c="24"/>$request = $client-&gt;createRequest('GET', '/versions.json');</text:p>
      <text:p text:style-name="Standard"><text:soft-page-break/></text:p>
      <text:p text:style-name="Standard"><text:s text:c="20"/>3)HTTPlug</text:p>
      <text:p text:style-name="Standard"><text:s text:c="24"/>=&gt;The HTTPlug v1 specification was published before PSR-18 and is superseded by it</text:p>
      <text:p text:style-name="Standard"/>
      <text:p text:style-name="Standard"><text:s text:c="24"/>=&gt;If you'd like to work with promises, HttplugClient also implements the HttpAsyncClient interface. To use it, you need to install the guzzlehttp/promises package:</text:p>
      <text:p text:style-name="Standard"/>
      <text:p text:style-name="Standard"><text:s text:c="24"/>Example</text:p>
      <text:p text:style-name="Standard"/>
      <text:p text:style-name="Standard"><text:s text:c="24"/>use Psr\Http\Message\ResponseInterface;</text:p>
      <text:p text:style-name="Standard"><text:s text:c="24"/>use Symfony\Component\HttpClient\HttplugClient;</text:p>
      <text:p text:style-name="Standard"/>
      <text:p text:style-name="Standard"><text:s text:c="24"/>$httpClient = new HttplugClient();</text:p>
      <text:p text:style-name="Standard"><text:s text:c="24"/>$request = $httpClient-&gt;createRequest('GET', 'https://my.api.com/');</text:p>
      <text:p text:style-name="Standard"><text:s text:c="24"/>$promise = $httpClient-&gt;sendAsyncRequest($request)</text:p>
      <text:p text:style-name="Standard"><text:s text:c="28"/>-&gt;then(</text:p>
      <text:p text:style-name="Standard"><text:s text:c="32"/>function (ResponseInterface $response) {</text:p>
      <text:p text:style-name="Standard"><text:s text:c="36"/>echo 'Got status '.$response-&gt;getStatusCode();</text:p>
      <text:p text:style-name="Standard"/>
      <text:p text:style-name="Standard"><text:s text:c="36"/>return $response;</text:p>
      <text:p text:style-name="Standard"><text:s text:c="32"/>},</text:p>
      <text:p text:style-name="Standard"><text:s text:c="32"/>function (\Throwable $exception) {</text:p>
      <text:p text:style-name="Standard"><text:s text:c="36"/>echo 'Error: '.$exception-&gt;getMessage();</text:p>
      <text:p text:style-name="Standard"/>
      <text:p text:style-name="Standard"><text:s text:c="36"/>throw $exception;</text:p>
      <text:p text:style-name="Standard"><text:s text:c="32"/>}</text:p>
      <text:p text:style-name="Standard"><text:s text:c="28"/>);</text:p>
      <text:p text:style-name="Standard"/>
      <text:p text:style-name="Standard"><text:s text:c="24"/>// after you're done with sending several requests,</text:p>
      <text:p text:style-name="Standard"><text:s text:c="24"/>// you must wait for them to complete concurrently</text:p>
      <text:p text:style-name="Standard"/>
      <text:p text:style-name="Standard"><text:s text:c="24"/>// wait for a specific promise to resolve while monitoring them all</text:p>
      <text:p text:style-name="Standard"><text:s text:c="24"/>$response = $promise-&gt;wait();</text:p>
      <text:p text:style-name="Standard"/>
      <text:p text:style-name="Standard"><text:s text:c="24"/>// wait maximum 1 second for pending promises to resolve</text:p>
      <text:p text:style-name="Standard"><text:s text:c="24"/>$httpClient-&gt;wait(1.0);</text:p>
      <text:p text:style-name="Standard"/>
      <text:p text:style-name="Standard"><text:s text:c="24"/>// wait for all remaining promises to resolve</text:p>
      <text:p text:style-name="Standard"><text:s text:c="24"/>$httpClient-&gt;wait();</text:p>
      <text:p text:style-name="Standard"/>
      <text:p text:style-name="Standard"/>
      <text:p text:style-name="Standard"><text:s text:c="20"/>4)Native PHP Streams</text:p>
      <text:p text:style-name="Standard"/>
      <text:p text:style-name="Standard"><text:s text:c="24"/>=&gt;Responses implementing ResponseInterface can be cast to native PHP streams with createResource(). This allows using them where native PHP streams are needed:</text:p>
      <text:p text:style-name="Standard"/>
      <text:p text:style-name="Standard"><text:s text:c="12"/>12)Extensibility</text:p>
      <text:p text:style-name="Standard"><text:s text:c="16"/>=&gt;If you want to extend the behavior of a base HTTP client, you can use service decoration:</text:p>
      <text:p text:style-name="Standard"/>
      <text:p text:style-name="Standard"><text:s text:c="16"/>example</text:p>
      <text:p text:style-name="Standard"><text:soft-page-break/><text:s text:c="16"/>class MyExtendedHttpClient implements HttpClientInterface</text:p>
      <text:p text:style-name="Standard"><text:s text:c="20"/>{</text:p>
      <text:p text:style-name="Standard"><text:s text:c="24"/>private $decoratedClient;</text:p>
      <text:p text:style-name="Standard"/>
      <text:p text:style-name="Standard"><text:s text:c="24"/>public function __construct(HttpClientInterface $decoratedClient = null)</text:p>
      <text:p text:style-name="Standard"><text:s text:c="24"/>{</text:p>
      <text:p text:style-name="Standard"><text:s text:c="28"/>$this-&gt;decoratedClient = $decoratedClient ?? HttpClient::create();</text:p>
      <text:p text:style-name="Standard"><text:s text:c="24"/>}</text:p>
      <text:p text:style-name="Standard"/>
      <text:p text:style-name="Standard"><text:s text:c="24"/>public function request(string $method, string $url, array $options = []): ResponseInterface</text:p>
      <text:p text:style-name="Standard"><text:s text:c="24"/>{</text:p>
      <text:p text:style-name="Standard"><text:s text:c="28"/>// process and/or change the $method, $url and/or $options as needed</text:p>
      <text:p text:style-name="Standard"><text:s text:c="28"/>$response = $this-&gt;decoratedClient-&gt;request($method, $url, $options);</text:p>
      <text:p text:style-name="Standard"/>
      <text:p text:style-name="Standard"><text:s text:c="28"/>// if you call here any method on $response, the HTTP request</text:p>
      <text:p text:style-name="Standard"><text:s text:c="28"/>// won't be async; see below for a better way</text:p>
      <text:p text:style-name="Standard"/>
      <text:p text:style-name="Standard"><text:s text:c="28"/>return $response;</text:p>
      <text:p text:style-name="Standard"><text:s text:c="24"/>}</text:p>
      <text:p text:style-name="Standard"/>
      <text:p text:style-name="Standard"><text:s text:c="24"/>public function stream($responses, float $timeout = null): ResponseStreamInterface</text:p>
      <text:p text:style-name="Standard"><text:s text:c="24"/>{</text:p>
      <text:p text:style-name="Standard"><text:s text:c="28"/>return $this-&gt;decoratedClient-&gt;stream($responses, $timeout);</text:p>
      <text:p text:style-name="Standard"><text:s text:c="24"/>}</text:p>
      <text:p text:style-name="Standard"><text:s text:c="20"/>}</text:p>
      <text:p text:style-name="Standard"/>
      <text:p text:style-name="Standard"><text:s text:c="12"/>13)Testing</text:p>
      <text:p text:style-name="Standard"/>
      <text:p text:style-name="Standard"><text:s text:c="16"/>=&gt;This component includes the MockHttpClient and MockResponse classes to use in tests that shouldn't make actual HTTP requests.</text:p>
      <text:p text:style-name="Standard"><text:s text:c="16"/>=&gt;MockHttpClient implements the HttpClientInterface, just like any actual HTTP client in this component.</text:p>
      <text:p text:style-name="Standard"><text:s text:c="16"/>=&gt;. When you type-hint with HttpClientInterface your code will accept the real client outside tests, while replacing it with MockHttpClient in the test.</text:p>
      <text:p text:style-name="Standard"/>
      <text:p text:style-name="Standard"/>
      <text:p text:style-name="Standard"><text:s text:c="16"/>1)HTTP Client and Responses</text:p>
      <text:p text:style-name="Standard"/>
      <text:p text:style-name="Standard"><text:s text:c="20"/>=&gt;The first way of using MockHttpClient is to pass a list of responses to its constructor. These will be yielded in order when requests are made:</text:p>
      <text:p text:style-name="Standard"/>
      <text:p text:style-name="Standard"><text:s text:c="20"/>Example</text:p>
      <text:p text:style-name="Standard"><text:s text:c="20"/>se Symfony\Component\HttpClient\MockHttpClient;</text:p>
      <text:p text:style-name="Standard"><text:s text:c="24"/>use Symfony\Component\HttpClient\Response\MockResponse;</text:p>
      <text:p text:style-name="Standard"/>
      <text:p text:style-name="Standard"><text:s text:c="24"/>$responses = [</text:p>
      <text:p text:style-name="Standard"><text:s text:c="28"/>new MockResponse($body1, $info1),</text:p>
      <text:p text:style-name="Standard"><text:s text:c="28"/>new MockResponse($body2, $info2),</text:p>
      <text:p text:style-name="Standard"><text:s text:c="24"/>];</text:p>
      <text:p text:style-name="Standard"/>
      <text:p text:style-name="Standard"><text:s text:c="24"/>$client = new MockHttpClient($responses);</text:p>
      <text:p text:style-name="Standard"><text:soft-page-break/><text:s text:c="24"/>// responses are returned in the same order as passed to MockHttpClient</text:p>
      <text:p text:style-name="Standard"><text:s text:c="24"/>$response1 = $client-&gt;request('...'); // returns $responses[0]</text:p>
      <text:p text:style-name="Standard"><text:s text:c="24"/>$response2 = $client-&gt;request('...'); // returns $responses[1]</text:p>
      <text:p text:style-name="Standard"/>
      <text:p text:style-name="Standard"/>
      <text:p text:style-name="Standard"/>
      <text:p text:style-name="Standard"><text:s text:c="24"/>use Symfony\Component\HttpClient\MockHttpClient;</text:p>
      <text:p text:style-name="Standard"><text:s text:c="24"/>use Symfony\Component\HttpClient\Response\MockResponse;</text:p>
      <text:p text:style-name="Standard"/>
      <text:p text:style-name="Standard"><text:s text:c="24"/>$callback = function ($method, $url, $options) {</text:p>
      <text:p text:style-name="Standard"><text:s text:c="28"/>return new MockResponse('...');</text:p>
      <text:p text:style-name="Standard"><text:s text:c="20"/>};</text:p>
      <text:p text:style-name="Standard"/>
      <text:p text:style-name="Standard"><text:s text:c="20"/>=&gt;If you need to test responses with HTTP status codes different than 200, define the http_code option:</text:p>
      <text:p text:style-name="Standard"><text:s text:c="24"/>use Symfony\Component\HttpClient\MockHttpClient;</text:p>
      <text:p text:style-name="Standard"><text:s text:c="24"/>use Symfony\Component\HttpClient\Response\MockResponse;</text:p>
      <text:p text:style-name="Standard"/>
      <text:p text:style-name="Standard"><text:s text:c="24"/>$client = new MockHttpClient([</text:p>
      <text:p text:style-name="Standard"><text:s text:c="28"/>new MockResponse('...', ['http_code' =&gt; 500]),</text:p>
      <text:p text:style-name="Standard"><text:s text:c="28"/>new MockResponse('...', ['http_code' =&gt; 404]),</text:p>
      <text:p text:style-name="Standard"><text:s text:c="24"/>]);</text:p>
      <text:p text:style-name="Standard"/>
      <text:p text:style-name="Standard"><text:s text:c="24"/>$response = $client-&gt;request('...');</text:p>
      <text:p text:style-name="Standard"/>
      <text:p text:style-name="Standard"/>
      <text:p text:style-name="Standard"/>
      <text:p text:style-name="Standard"><text:s text:c="23"/>2)Testing Request Data</text:p>
      <text:p text:style-name="Standard"/>
      <text:p text:style-name="Standard"><text:s text:c="24"/>=&gt;The MockResponse class comes with some helper methods to test the request:</text:p>
      <text:p text:style-name="Standard"/>
      <text:p text:style-name="Standard"><text:s text:c="24"/>-getRequestMethod() - returns the HTTP method;</text:p>
      <text:p text:style-name="Standard"><text:s text:c="24"/>-getRequestUrl() - returns the URL the request would be sent to;</text:p>
      <text:p text:style-name="Standard"><text:s text:c="24"/>-getRequestOptions() - returns an array containing other information about the request such as headers, query parameters, body content etc.</text:p>
      <text:p text:style-name="Standard"/>
      <text:p text:style-name="Standard"><text:s text:c="24"/>Example</text:p>
      <text:p text:style-name="Standard"/>
      <text:p text:style-name="Standard"><text:s text:c="24"/>$mockResponse = new MockResponse('', ['http_code' =&gt; 204]);</text:p>
      <text:p text:style-name="Standard"><text:s text:c="28"/>$httpClient = new MockHttpClient($mockResponse, 'https://example.com');</text:p>
      <text:p text:style-name="Standard"/>
      <text:p text:style-name="Standard"><text:s text:c="28"/>$response = $httpClient-&gt;request('DELETE', 'api/article/1337', [</text:p>
      <text:p text:style-name="Standard"><text:s text:c="32"/>'headers' =&gt; [</text:p>
      <text:p text:style-name="Standard"><text:s text:c="36"/>'Accept: */*',</text:p>
      <text:p text:style-name="Standard"><text:s text:c="36"/>'Authorization: Basic YWxhZGRpbjpvcGVuc2VzYW1l',</text:p>
      <text:p text:style-name="Standard"><text:s text:c="32"/>],</text:p>
      <text:p text:style-name="Standard"><text:s text:c="28"/>]);</text:p>
      <text:p text:style-name="Standard"/>
      <text:p text:style-name="Standard"><text:s text:c="28"/>$mockResponse-&gt;getRequestMethod();</text:p>
      <text:p text:style-name="Standard"><text:s text:c="28"/>// returns "DELETE"</text:p>
      <text:p text:style-name="Standard"/>
      <text:p text:style-name="Standard"><text:s text:c="28"/>$mockResponse-&gt;getRequestUrl();</text:p>
      <text:p text:style-name="Standard"><text:soft-page-break/><text:s text:c="28"/>// returns "https://example.com/api/article/1337"</text:p>
      <text:p text:style-name="Standard"/>
      <text:p text:style-name="Standard"><text:s text:c="28"/>$mockResponse-&gt;getRequestOptions()['headers'];</text:p>
      <text:p text:style-name="Standard"><text:s text:c="28"/>// returns ["Accept: */*", "Authorization: Basic YWxhZGRpbjpvcGVuc2VzYW1l"]</text:p>
      <text:p text:style-name="Standard"/>
      <text:p text:style-name="Standard"/>
      <text:p text:style-name="Standard"><text:s text:c="20"/>=&gt;Full Example</text:p>
      <text:p text:style-name="Standard"><text:s text:c="24"/>// ExternalArticleService.php</text:p>
      <text:p text:style-name="Standard"><text:s text:c="24"/>use Symfony\Contracts\HttpClient\HttpClientInterface;</text:p>
      <text:p text:style-name="Standard"/>
      <text:p text:style-name="Standard"><text:s text:c="24"/>final class ExternalArticleService</text:p>
      <text:p text:style-name="Standard"><text:s text:c="24"/>{</text:p>
      <text:p text:style-name="Standard"><text:s text:c="28"/>private HttpClientInterface $httpClient;</text:p>
      <text:p text:style-name="Standard"/>
      <text:p text:style-name="Standard"><text:s text:c="28"/>public function __construct(HttpClientInterface $httpClient)</text:p>
      <text:p text:style-name="Standard"><text:s text:c="28"/>{</text:p>
      <text:p text:style-name="Standard"><text:s text:c="32"/>$this-&gt;httpClient = $httpClient;</text:p>
      <text:p text:style-name="Standard"><text:s text:c="28"/>}</text:p>
      <text:p text:style-name="Standard"/>
      <text:p text:style-name="Standard"><text:s text:c="28"/>public function createArticle(array $requestData): array</text:p>
      <text:p text:style-name="Standard"><text:s text:c="28"/>{</text:p>
      <text:p text:style-name="Standard"><text:s text:c="32"/>$requestJson = json_encode($requestData, JSON_THROW_ON_ERROR);</text:p>
      <text:p text:style-name="Standard"/>
      <text:p text:style-name="Standard"><text:s text:c="32"/>$response = $this-&gt;httpClient-&gt;request('POST', 'api/article', [</text:p>
      <text:p text:style-name="Standard"><text:s text:c="36"/>'headers' =&gt; [</text:p>
      <text:p text:style-name="Standard"><text:s text:c="40"/>'Content-Type: application/json',</text:p>
      <text:p text:style-name="Standard"><text:s text:c="40"/>'Accept: application/json',</text:p>
      <text:p text:style-name="Standard"><text:s text:c="36"/>],</text:p>
      <text:p text:style-name="Standard"><text:s text:c="36"/>'body' =&gt; $requestJson,</text:p>
      <text:p text:style-name="Standard"><text:s text:c="32"/>]);</text:p>
      <text:p text:style-name="Standard"/>
      <text:p text:style-name="Standard"><text:s text:c="32"/>if (201 !== $response-&gt;getStatusCode()) {</text:p>
      <text:p text:style-name="Standard"><text:s text:c="36"/>throw new Exception('Response status code is different than expected.');</text:p>
      <text:p text:style-name="Standard"><text:s text:c="32"/>}</text:p>
      <text:p text:style-name="Standard"/>
      <text:p text:style-name="Standard"><text:s text:c="32"/>// ... other checks</text:p>
      <text:p text:style-name="Standard"/>
      <text:p text:style-name="Standard"><text:s text:c="32"/>$responseJson = $response-&gt;getContent();</text:p>
      <text:p text:style-name="Standard"><text:s text:c="32"/>$responseData = json_decode($responseJson, true, 512, JSON_THROW_ON_ERROR);</text:p>
      <text:p text:style-name="Standard"/>
      <text:p text:style-name="Standard"><text:s text:c="32"/>return $responseData;</text:p>
      <text:p text:style-name="Standard"><text:s text:c="28"/>}</text:p>
      <text:p text:style-name="Standard"/>
      <text:p text:style-name="Standard"><text:s text:c="24"/>}</text:p>
      <text:p text:style-name="Standard"/>
      <text:p text:style-name="Standard"><text:s text:c="24"/>====</text:p>
      <text:p text:style-name="Standard"><text:s text:c="24"/>// ExternalArticleServiceTest.php</text:p>
      <text:p text:style-name="Standard"><text:s text:c="20"/>use PHPUnit\Framework\TestCase;</text:p>
      <text:p text:style-name="Standard"><text:s text:c="20"/>use Symfony\Component\HttpClient\MockHttpClient;</text:p>
      <text:p text:style-name="Standard"><text:s text:c="20"/>use Symfony\Component\HttpClient\Response\MockResponse;</text:p>
      <text:p text:style-name="Standard"><text:soft-page-break/></text:p>
      <text:p text:style-name="Standard"><text:s text:c="20"/>final class ExternalArticleServiceTest extends TestCase</text:p>
      <text:p text:style-name="Standard"><text:s text:c="20"/>{</text:p>
      <text:p text:style-name="Standard"><text:s text:c="24"/>public function testSubmitData(): void</text:p>
      <text:p text:style-name="Standard"><text:s text:c="24"/>{</text:p>
      <text:p text:style-name="Standard"><text:s text:c="28"/>// Arrange</text:p>
      <text:p text:style-name="Standard"><text:s text:c="28"/>$requestData = ['title' =&gt; 'Testing with Symfony HTTP Client'];</text:p>
      <text:p text:style-name="Standard"><text:s text:c="28"/>$expectedRequestData = json_encode($requestData, JSON_THROW_ON_ERROR);</text:p>
      <text:p text:style-name="Standard"/>
      <text:p text:style-name="Standard"><text:s text:c="28"/>$expectedResponseData = ['id' =&gt; 12345];</text:p>
      <text:p text:style-name="Standard"><text:s text:c="28"/>$mockResponseJson = json_encode($expectedResponseData, JSON_THROW_ON_ERROR);</text:p>
      <text:p text:style-name="Standard"><text:s text:c="28"/>$mockResponse = new MockResponse($mockResponseJson, [</text:p>
      <text:p text:style-name="Standard"><text:s text:c="32"/>'http_code' =&gt; 201,</text:p>
      <text:p text:style-name="Standard"><text:s text:c="32"/>'response_headers' =&gt; ['Content-Type: application/json'],</text:p>
      <text:p text:style-name="Standard"><text:s text:c="28"/>]);</text:p>
      <text:p text:style-name="Standard"/>
      <text:p text:style-name="Standard"><text:s text:c="28"/>$httpClient = new MockHttpClient($mockResponse, 'https://example.com');</text:p>
      <text:p text:style-name="Standard"><text:s text:c="28"/>$service = new ExternalArticleService($httpClient);</text:p>
      <text:p text:style-name="Standard"/>
      <text:p text:style-name="Standard"><text:s text:c="28"/>// Act</text:p>
      <text:p text:style-name="Standard"><text:s text:c="28"/>$responseData = $service-&gt;createArticle($requestData);</text:p>
      <text:p text:style-name="Standard"/>
      <text:p text:style-name="Standard"><text:s text:c="28"/>// Assert</text:p>
      <text:p text:style-name="Standard"><text:s text:c="28"/>self::assertSame('POST', $mockResponse-&gt;getRequestMethod());</text:p>
      <text:p text:style-name="Standard"><text:s text:c="28"/>self::assertSame('https://example.com/api/article', $mockResponse-&gt;getRequestUrl());</text:p>
      <text:p text:style-name="Standard"><text:s text:c="28"/>self::assertContains(</text:p>
      <text:p text:style-name="Standard"><text:s text:c="32"/>'Content-Type: application/json',</text:p>
      <text:p text:style-name="Standard"><text:s text:c="32"/>$mockResponse-&gt;getRequestOptions()['headers']</text:p>
      <text:p text:style-name="Standard"><text:s text:c="28"/>);</text:p>
      <text:p text:style-name="Standard"><text:s text:c="28"/>self::assertSame($expectedRequestData, $mockResponse-&gt;getRequestOptions()['body']);</text:p>
      <text:p text:style-name="Standard"/>
      <text:p text:style-name="Standard"><text:s text:c="28"/>self::assertSame($responseData, $expectedResponseData);</text:p>
      <text:p text:style-name="Standard"><text:s text:c="24"/>}</text:p>
      <text:p text:style-name="Standard"><text:s text:c="20"/>}</text:p>
      <text:p text:style-name="Standard"/>
      <text:p text:style-name="Standard"><text:s text:c="17"/>4)Testing Network Transport Exceptions</text:p>
      <text:p text:style-name="Standard"/>
      <text:p text:style-name="Standard"><text:s text:c="20"/>=&gt;As explained in the Network Errors section, when making HTTP requests you might face errors at transport level.</text:p>
      <text:p text:style-name="Standard"><text:s text:c="20"/>=&gt;That's why it's useful to test how your application behaves in case of a transport error. MockResponse allows you to do so, by yielding the exception from its body:</text:p>
      <text:p text:style-name="Standard"/>
      <text:p text:style-name="Standard"/>
      <text:p text:style-name="Standard"><text:s text:c="20"/>Example</text:p>
      <text:p text:style-name="Standard"/>
      <text:p text:style-name="Standard"><text:s text:c="20"/>// ExternalArticleServiceTest.php</text:p>
      <text:p text:style-name="Standard"><text:s text:c="28"/>use PHPUnit\Framework\TestCase;</text:p>
      <text:p text:style-name="Standard"><text:s text:c="28"/>use Symfony\Component\HttpClient\MockHttpClient;</text:p>
      <text:p text:style-name="Standard"><text:soft-page-break/><text:s text:c="28"/>use Symfony\Component\HttpClient\Response\MockResponse;</text:p>
      <text:p text:style-name="Standard"/>
      <text:p text:style-name="Standard"><text:s text:c="28"/>final class ExternalArticleServiceTest extends TestCase</text:p>
      <text:p text:style-name="Standard"><text:s text:c="28"/>{</text:p>
      <text:p text:style-name="Standard"><text:s text:c="32"/>// ...</text:p>
      <text:p text:style-name="Standard"/>
      <text:p text:style-name="Standard"><text:s text:c="32"/>public function testTransportLevelError(): void</text:p>
      <text:p text:style-name="Standard"><text:s text:c="32"/>{</text:p>
      <text:p text:style-name="Standard"><text:s text:c="36"/>$requestData = ['title' =&gt; 'Testing with Symfony HTTP Client'];</text:p>
      <text:p text:style-name="Standard"><text:s text:c="36"/>$httpClient = new MockHttpClient([</text:p>
      <text:p text:style-name="Standard"><text:s text:c="40"/>// You can create the exception directly in the body...</text:p>
      <text:p text:style-name="Standard"><text:s text:c="40"/>new MockResponse([new \RuntimeException('Error at transport level')]),</text:p>
      <text:p text:style-name="Standard"/>
      <text:p text:style-name="Standard"><text:s text:c="40"/>// ... or you can yield the exception from a callback</text:p>
      <text:p text:style-name="Standard"><text:s text:c="40"/>new MockResponse((static function (): \Generator {</text:p>
      <text:p text:style-name="Standard"><text:s text:c="44"/>yield new TransportException('Error at transport level');</text:p>
      <text:p text:style-name="Standard"><text:s text:c="40"/>})()),</text:p>
      <text:p text:style-name="Standard"><text:s text:c="36"/>]);</text:p>
      <text:p text:style-name="Standard"/>
      <text:p text:style-name="Standard"><text:s text:c="36"/>$service = new ExternalArticleService($httpClient);</text:p>
      <text:p text:style-name="Standard"/>
      <text:p text:style-name="Standard"><text:s text:c="36"/>try {</text:p>
      <text:p text:style-name="Standard"><text:s text:c="40"/>$service-&gt;createArticle($requestData);</text:p>
      <text:p text:style-name="Standard"/>
      <text:p text:style-name="Standard"><text:s text:c="40"/>// An exception should have been thrown in `createArticle()`, so this line should never be reached</text:p>
      <text:p text:style-name="Standard"><text:s text:c="40"/>$this-&gt;fail();</text:p>
      <text:p text:style-name="Standard"><text:s text:c="36"/>} catch (TransportException $e) {</text:p>
      <text:p text:style-name="Standard"><text:s text:c="40"/>$this-&gt;assertEquals(new \RuntimeException('Error at transport level'), $e-&gt;getPrevious());</text:p>
      <text:p text:style-name="Standard"><text:s text:c="40"/>$this-&gt;assertSame('Error at transport level', $e-&gt;getMessage());</text:p>
      <text:p text:style-name="Standard"><text:s text:c="36"/>}</text:p>
      <text:p text:style-name="Standard"><text:s text:c="32"/>}</text:p>
      <text:p text:style-name="Standard"><text:s text:c="2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7T18:53:02.934392934</meta:creation-date>
    <dc:date>2023-02-17T20:45:58.303668406</dc:date>
    <meta:editing-duration>PT1H52M52S</meta:editing-duration>
    <meta:editing-cycles>7</meta:editing-cycles>
    <meta:generator>LibreOffice/7.3.7.2$Linux_X86_64 LibreOffice_project/30$Build-2</meta:generator>
    <meta:document-statistic meta:table-count="0" meta:image-count="0" meta:object-count="0" meta:page-count="21" meta:paragraph-count="642" meta:word-count="3709" meta:character-count="45031" meta:non-whitespace-character-count="26236"/>
  </office:meta>
</office:document-meta>
</file>